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4.5cm" fo:min-width="5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2.25cm" fo:min-width="4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draw:shadow="hidden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top" draw:auto-grow-height="false" fo:min-height="4cm" fo:min-width="7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style:use-window-font-color="true" loext:opacity="0%" fo:font-size="14pt" fo:background-color="transparen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start"/>
      <style:text-properties style:use-window-font-color="true" loext:opacity="0%" fo:font-size="14pt" fo:background-color="transparent" style:font-size-asian="14pt" style:font-size-complex="14pt"/>
    </style:style>
    <style:style style:name="T1" style:family="text">
      <style:text-properties style:use-window-font-color="true" loext:opacity="0%" fo:font-size="14pt" fo:background-color="transparen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loext:opacity="0%" fo:font-size="14pt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5.75cm" svg:height="4.75cm" svg:x="1.5cm" svg:y="8cm">
          <text:p text:style-name="P1"><text:span text:style-name="T1">Saller</text:span></text:p>
          <text:p text:style-name="P2"><text:span text:style-name="T1">-------------------------------</text:span></text:p>
          <text:p text:style-name="P2"><text:span text:style-name="T1">- id : integer</text:span></text:p>
          <text:p text:style-name="P2"><text:span text:style-name="T1">- name: String</text:span></text:p>
          <text:p text:style-name="P2"><text:span text:style-name="T1">- email : String</text:span></text:p>
          <text:p text:style-name="P2"><text:span text:style-name="T1">- birthDate : Date</text:span></text:p>
          <text:p text:style-name="P2"><text:span text:style-name="T1">- baseSalary : Doub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2.5cm" svg:x="17.75cm" svg:y="9cm">
          <text:p text:style-name="P1"><text:span text:style-name="T2">Department</text:span></text:p>
          <text:p text:style-name="P2"><text:span text:style-name="T2">------------------------</text:span></text:p>
          <text:p text:style-name="P2"><text:span text:style-name="T2">- id : Integer</text:span></text:p>
          <text:p text:style-name="P2"><text:span text:style-name="T2">- name : String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7.25cm" svg:y1="10.25cm" svg:x2="17.75cm" svg:y2="10.25cm">
          <text:p text:style-name="P5"><text:s text:c="29"/><text:s text:c="21"/></text:p>
          <text:p text:style-name="P5"><text:s text:c="29"/><text:s text:c="24"/><text:span text:style-name="T3"><text:s/></text:span><text:span text:style-name="T3">1</text:span></text:p>
        </draw:line>
        <draw:custom-shape draw:style-name="gr4" draw:text-style-name="P7" draw:layer="layout" svg:width="7.5cm" svg:height="4.25cm" svg:x="1.75cm" svg:y="1.75cm">
          <text:p text:style-name="P2"><text:span text:style-name="T4">Entity class checklist:</text:span></text:p>
          <text:p text:style-name="P2"><text:span text:style-name="T1">. Attributes</text:span></text:p>
          <text:p text:style-name="P2"><text:span text:style-name="T1">. Constructores</text:span></text:p>
          <text:p text:style-name="P2"><text:span text:style-name="T1">. Getters/Setters</text:span></text:p>
          <text:p text:style-name="P2"><text:span text:style-name="T1">. hashCodeand equals</text:span></text:p>
          <text:p text:style-name="P2"><text:span text:style-name="T1">. toString</text:span></text:p>
          <text:p text:style-name="P2"><text:span text:style-name="T1">. implements Serializ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4T22:23:36.773552743</meta:creation-date>
    <dc:date>2023-12-14T22:36:48.180165220</dc:date>
    <meta:editing-duration>PT1M58S</meta:editing-duration>
    <meta:editing-cycles>1</meta:editing-cycles>
    <meta:document-statistic meta:object-count="4"/>
    <meta:generator>LibreOffice/7.3.7.2$Linux_X86_64 LibreOffice_project/30$Build-2</meta:generator>
  </office:meta>
</office:document-meta>
</file>